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anx:BungeniSectionType="PapersLaid"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anx:BungeniSectionType="PapersLaidList"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3in" fo:margin-right="0in" anx:BungeniSectionType="NMotionsContainer" anx:__BungeniMetaEditable="false" style:editable="false">
        <style:columns fo:column-count="1" fo:column-gap="0in"/>
        <style:background-image xlink:href="Pictures/100000000000000400000004D7F2E517.png" xlink:type="simple" xlink:actuate="onLoad" style:filter-name="PNG - Portable Network Graphic"/>
      </style:section-properties>
    </style:style>
    <style:style style:name="Sect7" style:family="section">
      <style:section-properties fo:background-color="transparent" fo:margin-left="0.5in" fo:margin-right="0in" anx:BungeniSectionType="NoticeOfMotion"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8"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4" anx:BungeniPersonRole="4" anx:BungeniSpeechByURI="ken.person.Francis.Acheka.1951-12-10" anx:BungeniSpeechBy="Francis Acheka" style:editable="false">
        <style:columns fo:column-count="1" fo:column-gap="0in"/>
        <style:background-image xlink:href="Pictures/1000000000000004000000045A636FA8.png" xlink:type="simple" xlink:actuate="onLoad" style:filter-name="PNG - Portable Network Graphic"/>
      </style:section-properties>
    </style:style>
    <style:style style:name="Sect9"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2" anx:BungeniPersonRole="2" anx:BungeniSpeechByURI="ken.person.Francis.NoKibaki.1951-12-08" anx:BungeniSpeechBy="Francis NoKibaki"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4in" fo:margin-right="0in" anx:BungeniSectionType="Conclusion" anx:__BungeniMetaEditable="false" anx:BungeniHouseClosingTime="16:43" style:editable="false">
        <style:columns fo:column-count="1" fo:column-gap="0in"/>
        <style:background-image xlink:href="Pictures/1000000000000004000000042C88C416.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HouseClosingTime="16:43" anx:BungeniSpeechAsURI="/ontology/roles/ke/member" anx:BungeniSpeechAsDesc="Member of Parliament" anx:BungeniSpeechAs="MemberOfParliament" anx:BungeniPersonID="305" anx:BungeniPersonRole="305" anx:BungeniSpeechByURI="ken.person.Kipkalia.Tegere.1945-03-10" anx:BungeniSpeechBy="Kipkalia Teger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17759828">
          <text:insertion>
            <office:change-info>
              <dc:creator>Epanisitos Akaranga</dc:creator>
              <dc:date>2010-02-25T17:52:00</dc:date>
            </office:change-info>
          </text:insertion>
        </text:changed-region>
        <text:changed-region text:id="ct-1417756804">
          <text:insertion>
            <office:change-info>
              <dc:creator>Epanisitos Akaranga</dc:creator>
              <dc:date>2010-02-25T17:52:00</dc:date>
            </office:change-info>
          </text:insertion>
        </text:changed-region>
        <text:changed-region text:id="ct-1412625864">
          <text:insertion>
            <office:change-info>
              <dc:creator>Epanisitos Akaranga</dc:creator>
              <dc:date>2010-02-25T17: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p text:style-name="Standard"/>
        <text:section text:style-name="Sect2" text:name="preface">
          <text:p text:style-name="heading_5f_preface"><text:s/>NATIONAL ASSEMBLY <text:change-start text:change-id="ct-1417759828"/>REPORT<text:change-end text:change-id="ct-1417759828"/></text:p>
          <text:p text:style-name="Standard"/>
          <text:p text:style-name="subheading_5f_preface"><text:tab/>OFFICIAL REPORT <text:change-start text:change-id="ct-1417756804"/>OF THE ASSEMBLY<text:change-end text:change-id="ct-1417756804"/></text:p>
          <text:p text:style-name="Standard"/>
          <text:p text:style-name="Standard"><text:tab/>Thursday 17th December 2008 </text:p>
          <text:p text:style-name="Standard"/>
          <text:p text:style-name="Standard"><text:tab/>The House met at 8:22 AM </text:p>
          <text:p text:style-name="Standard"/>
        </text:section>
        <text:p text:style-name="Standard"/>
        <text:section text:style-name="Sect3" text:name="comment1">
          <text:p text:style-name="observation">[Mr. Deputy Speaker in the Chair] </text:p>
        </text:section>
        <text:p text:style-name="Standard"><text:tab/> </text:p>
        <text:section text:style-name="Sect3" text:name="comment2">
          <text:p text:style-name="observation">PRAYERS </text:p>
        </text:section>
        <text:p text:style-name="Standard"/>
        <text:section text:style-name="Sect4" text:name="papers1">
          <text:p text:style-name="heading_5f_papers">PAPERS LAID </text:p>
          <text:p text:style-name="subheading_5f_papers"><text:tab/>The following Papers were laid on the Table:- </text:p>
          <text:section text:style-name="Sect5" text:name="tbldocs1">
            <text:list xml:id="list710031728"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
          </text:section>
          <text:p text:style-name="Standard"><text:tab/> </text:p>
        </text:section>
        <text:p text:style-name="Standard"><text:tab/> </text:p>
        <text:p text:style-name="Standard"/>
        <text:section text:style-name="Sect6" text:name="noticesmotion1">
          <text:p text:style-name="heading_5f_noticesofmotion">NOTICES OF MOTIONS </text:p>
          <text:p text:style-name="heading_5f_noticesofmotion"/>
          <text:p text:style-name="Standard"><text:tab/> </text:p>
          <text:section text:style-name="Sect7" text:name="noticeofmotion1">
            <text:p text:style-name="heading_5f_motion">Adoption of 35TH CPA <text:s/>(Africa Region) Report </text:p>
            <text:p text:style-name="Standard"><text:tab/> </text:p>
            <text:section text:style-name="Sect8" text:name="speech1">
              <text:p text:style-name="Standard"><text:reference-mark-start text:name="BungeniSpeechBy:FrancisAcheka1265"/>Mr Acheka:<text:reference-mark-end text:name="BungeniSpeechBy:FrancisAcheka1265"/> </text:p>
              <text:p text:style-name="Standard"><text:s/></text:p>
              <text:p text:style-name="Standard">Mr. Deputy Speaker, Sir, I beg to give notice of the following Motions:- </text:p>
              <text:p text:style-name="Standard"><text:tab/>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p>
              <text:p text:style-name="Standard"/>
            </text:section>
            <text:section text:style-name="Sect9" text:name="speech2">
              <text:p text:style-name="Standard"><text:reference-mark-start text:name="BungeniSpeechBy:FrancisNoKibaki2574"/>Mr. NoKibaki (Assistant Minister of Finance) <text:reference-mark-end text:name="BungeniSpeechBy:FrancisNoKibaki2574"/></text:p>
              <text:p text:style-name="Standard"/>
              <text:p text:style-name="Standard"><text:s/>Mr. Deputy Speaker, Sir, I beg to give notice of the following Motion:- </text:p>
              <text:p text:style-name="Standard"><text:tab/>THAT, this House adopts the Report of the first and second <text:change-start text:change-id="ct-1412625864"/>and third <text:change-end text:change-id="ct-1412625864"/>sessions of the Pan African Parliament of the African Union laid on the Table of this House on Thursday, 9th December, 2004. </text:p>
            </text:section>
          </text:section>
          <text:p text:style-name="Standard"/>
        </text:section>
        <text:p text:style-name="Standard"/>
        <text:p text:style-name="Standard"/>
        <text:section text:style-name="Sect10" text:name="concl1">
          <text:section text:style-name="Sect11" text:name="speech3">
            <text:p text:style-name="Standard"><text:reference-mark-start text:name="BungeniSpeechBy:KipkaliaTegere5988"/>Mr.Dy Speaker (Mr.Tegere) <text:reference-mark-end text:name="BungeniSpeechBy:KipkaliaTegere5988"/></text:p>
            <text:p text:style-name="Standard">Hon. Members, the House is, therefore adjorned sine die.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5xr1gdsw8f8j" draw:display-name="15xr1gdsw8f8j" xlink:href="Pictures/1000000000000004000000045A636FA8.png" xlink:type="simple" xlink:show="embed" xlink:actuate="onLoad"/>
    <draw:fill-image draw:name="_31_gpdpvkwmad1i" draw:display-name="1gpdpvkwmad1i" xlink:href="Pictures/1000000000000004000000044B8B09BB.png" xlink:type="simple" xlink:show="embed" xlink:actuate="onLoad"/>
    <draw:fill-image draw:name="_31_psdpnytrcst2" draw:display-name="1psdpnytrcst2" xlink:href="Pictures/1000000000000004000000045A636FA8.png" xlink:type="simple" xlink:show="embed" xlink:actuate="onLoad"/>
    <draw:fill-image draw:name="_31_qn0lhugtjge9" draw:display-name="1qn0lhugtjge9" xlink:href="Pictures/1000000000000004000000045A636FA8.png" xlink:type="simple" xlink:show="embed" xlink:actuate="onLoad"/>
    <draw:fill-image draw:name="_31_v0d8yoskiywf" draw:display-name="1v0d8yoskiywf" xlink:href="Pictures/100000000000000400000004D7F2E517.png" xlink:type="simple" xlink:show="embed" xlink:actuate="onLoad"/>
    <draw:fill-image draw:name="_31_vdn1ov7e5q35" draw:display-name="1vdn1ov7e5q35" xlink:href="Pictures/1000000000000004000000042C88C416.png" xlink:type="simple" xlink:show="embed" xlink:actuate="onLoad"/>
    <draw:fill-image draw:name="_31_vxruw2egxo2k" draw:display-name="1vxruw2egxo2k" xlink:href="Pictures/100000000000000400000004CC5182EB.png" xlink:type="simple" xlink:show="embed" xlink:actuate="onLoad"/>
    <draw:fill-image draw:name="_36_qh8gcz4hu0k" draw:display-name="6qh8gcz4hu0k" xlink:href="Pictures/1000000000000004000000045A636FA8.png" xlink:type="simple" xlink:show="embed" xlink:actuate="onLoad"/>
    <draw:fill-image draw:name="axwyl71quioq" xlink:href="Pictures/100000000000000400000004CC5182EB.png" xlink:type="simple" xlink:show="embed" xlink:actuate="onLoad"/>
    <draw:fill-image draw:name="bcbtlgkk4b8x" xlink:href="Pictures/1000000000000004000000042C88C416.png" xlink:type="simple" xlink:show="embed" xlink:actuate="onLoad"/>
    <draw:fill-image draw:name="hlwfol20n3vt" xlink:href="Pictures/1000000000000004000000044B8B09BB.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5T16:18:30</meta:creation-date>
    <meta:editing-duration>PT00H26M08S</meta:editing-duration>
    <meta:editing-cycles>4</meta:editing-cycles>
    <meta:generator>OpenOffice.org/3.1$Linux OpenOffice.org_project/310m19$Build-9420</meta:generator>
    <meta:initial-creator>Epanisitos Akaranga</meta:initial-creator>
    <dc:date>2010-02-25T17:52:52</dc:date>
    <dc:creator>Epanisitos Akaranga</dc:creator>
    <meta:document-statistic meta:table-count="0" meta:image-count="0" meta:object-count="0" meta:page-count="2" meta:paragraph-count="32" meta:word-count="288" meta:character-count="1804"/>
    <meta:user-defined meta:name="BungeniCountryCode">ke</meta:user-defined>
    <meta:user-defined meta:name="BungeniDocPart">main</meta:user-defined>
    <meta:user-defined meta:name="BungeniDocType">bill</meta:user-defined>
    <meta:user-defined meta:name="BungeniDocAuthor">Epanisitos Akaranga</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